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6cb" officeooo:paragraph-rsid="0000d6cb"/>
    </style:style>
    <style:style style:name="P2" style:family="paragraph" style:parent-style-name="Standard">
      <style:text-properties fo:font-weight="bold" officeooo:rsid="0000d6cb" officeooo:paragraph-rsid="0000d6cb" style:font-weight-asian="bold" style:font-weight-complex="bold"/>
    </style:style>
    <style:style style:name="P3" style:family="paragraph" style:parent-style-name="Standard">
      <style:text-properties officeooo:rsid="0000d6cb" officeooo:paragraph-rsid="0000d6cb"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0d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Mastectomy Attitude Scale (MAS)</text:span><text:line-break/>Factor 1. Emotional Concerns</text:p>
      <text:p text:style-name="P1">1. I feel sorry for myself after having a mastectomy.</text:p>
      <text:p text:style-name="P1">2. Following my mastectomy, I become depressed.</text:p>
      <text:p text:style-name="P1">3. Following a mastectomy, I often felt lonely.</text:p>
      <text:p text:style-name="P1">4. Following mastectomy surgery <text:span text:style-name="T2">I </text:span>don't think I worried more about my health than other women worry about their health.</text:p>
      <text:p text:style-name="P1">5. After my mastectomy, I was ashamed of the scar.</text:p>
      <text:p text:style-name="P3">6. I think that a mastectomy could generally cause a women to be emotionally harmed for life.</text:p>
      <text:p text:style-name="P1">7. I feared being physically hurt by others while in crowded places.</text:p>
      <text:p text:style-name="P1">8. I feel that I will never be as happy after having a mastectomy as I was before surgery.</text:p>
      <text:p text:style-name="P2">Factor 2. Sexuality</text:p>
      <text:p text:style-name="P3">1. I think that breasts make me desirable and acceptable as a woman.</text:p>
      <text:p text:style-name="P3">2. To me, having breasts is not an important part of being a woman.</text:p>
      <text:p text:style-name="P3">3. I think breasts are not necessary for me to attract a mate.</text:p>
      <text:p text:style-name="P3">4. In my opinion, having breasts is important in keeping a mate.</text:p>
      <text:p text:style-name="P3">5. I feel that a mastectomy makes me less desirable to my sexual partner</text:p>
      <text:p text:style-name="P3">6. I think that a man could enjoy sexual relations with me following a mastectomy as much as he did with me when I still had my breast(s).</text:p>
      <text:p text:style-name="P3">7. I feel that a man would rather not marry me if he knew that I had a mastectomy.</text:p>
      <text:p text:style-name="P1">8. After the recovery period, I enjoyed sexual relations as much as I did before having the mastectomy.</text:p>
      <text:p text:style-name="P3">9. I believe that after my mastectomy that I did not feel less of a woman than other women who have not had mastectomies.</text:p>
      <text:p text:style-name="P1">10. I feel that my mastectomy caused me to lose my sexual desire.</text:p>
      <text:p text:style-name="P2">Factor 3. Appearance Satisfaction</text:p>
      <text:p text:style-name="P1">1. I think that there is no way one could look at me and tell if I had a mastectomy.</text:p>
      <text:p text:style-name="P1">2. It is my opinion that wearing a prosthesis (con- toured form which fits into a bra) does not make me see myself as being disfigured.</text:p>
      <text:p text:style-name="P1">3. Following a mastectomy, I think I am as feminine as women who have not had mastectomies.</text:p>
      <text:p text:style-name="P1">4. After having a mastectomy, I feel I was no more concerned about my appearance than other women are concerned about their appearance.</text:p>
      <text:p text:style-name="P1">5. After having a mastectomy, I am still satisfied by life.</text:p>
      <text:p text:style-name="P1">6. After having a mastectomy, it has been embarrassing for me to shop for clothes.</text:p>
      <text:p text:style-name="P2">Factor 4. Life Outlook</text:p>
      <text:p text:style-name="P1">1. A mastectomy wrecked my marriage.</text:p>
      <text:p text:style-name="P1">2. After a mastectomy, I don't feel that I get sick any more often than any other women do.</text:p>
      <text:p text:style-name="P1">3. After the recovery period following a mastectomy, I was able to participate in the same activities I engaged in before the surgery.</text:p>
      <text:p text:style-name="P2">Factor 5. Concealment</text:p>
      <text:p text:style-name="P1">1. Following the mastectomy I think a padded bra (prosthesis) worn during sexual relations would make me more desirable.</text:p>
      <text:p text:style-name="P1">2. I feel that covering the mastectomy scar with clothing while having sexual relations makes me more desirable.</text:p>
      <text:p text:style-name="P2">Factor 6. Openness</text:p>
      <text:p text:style-name="P1">1. After having a mastectomy I liked to talk with others about their feelings concerning the mastectomy.</text:p>
      <text:p text:style-name="P1">2. I have tried to keep my mastectomy a secret from others.</text:p>
      <text:p text:style-name="P1">3. I avoid letting others see the mastectomy scar for fear of frightening them.</text:p>
      <text:p text:style-name="P2">Factor 7. Necessity</text:p>
      <text:p text:style-name="P1">1. I think my mastectomy was needed, it saved my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8-01-15T19:24:04.977077442</meta:creation-date>
    <dc:date>2018-01-15T19:33:29.233583570</dc:date>
    <dc:creator>Nicolas </dc:creator>
    <meta:editing-duration>PT9M24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40" meta:word-count="551" meta:character-count="2980" meta:non-whitespace-character-count="2469"/>
  </office:meta>
</office:document-meta>
</file>